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Source Code Pro ExtraLight" svg:font-family="'Source Code Pro ExtraLight'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imbus Roman" svg:font-family="'Nimbus Roman'" style:font-family-generic="roman" style:font-pitch="variable"/>
    <style:font-face style:name="Century Gothic" svg:font-family="'Century Gothic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20.294cm" fo:margin-left="-1.339cm" table:align="left"/>
    </style:style>
    <style:style style:name="Tabela1.A" style:family="table-column">
      <style:table-column-properties style:column-width="4.313cm"/>
    </style:style>
    <style:style style:name="Tabela1.B" style:family="table-column">
      <style:table-column-properties style:column-width="7.699cm"/>
    </style:style>
    <style:style style:name="Tabela1.C" style:family="table-column">
      <style:table-column-properties style:column-width="8.281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0.294cm" fo:margin-left="-1.339cm" table:align="left"/>
    </style:style>
    <style:style style:name="Tabela2.A" style:family="table-column">
      <style:table-column-properties style:column-width="10.134cm"/>
    </style:style>
    <style:style style:name="Tabela2.B" style:family="table-column">
      <style:table-column-properties style:column-width="10.16cm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min-row-height="0.439cm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Preformatted_20_Text">
      <style:text-properties style:font-name="Century Gothic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entury Gothic" fo:font-size="12pt" fo:font-weight="bold" style:font-name-asian="Nimbus Mono PS" style:font-size-asian="12pt" style:font-weight-asian="bold" style:font-name-complex="Noto Sans Devanagari2" style:font-size-complex="12pt" style:font-weight-complex="bold"/>
    </style:style>
    <style:style style:name="P3" style:family="paragraph" style:parent-style-name="Table_20_Contents">
      <style:text-properties style:font-name="Century Gothic" fo:font-size="12pt" style:font-name-asian="Nimbus Mono PS" style:font-size-asian="12pt" style:font-name-complex="Noto Sans Devanagari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entury Gothic" fo:font-size="12pt" style:font-name-asian="Nimbus Mono PS" style:font-size-asian="12pt" style:font-name-complex="Noto Sans Devanagari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entury Gothic" fo:font-size="12pt" officeooo:paragraph-rsid="00200ac9" style:font-name-asian="Nimbus Mono PS" style:font-size-asian="12pt" style:font-name-complex="Noto Sans Devanagari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entury Gothic" fo:font-size="12pt" officeooo:paragraph-rsid="0020e3fc" style:font-name-asian="Nimbus Mono PS" style:font-size-asian="12pt" style:font-name-complex="Noto Sans Devanagari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entury Gothic" fo:font-size="12pt" officeooo:paragraph-rsid="001cc600" style:font-name-asian="Nimbus Mono PS" style:font-size-asian="12pt" style:font-name-complex="Noto Sans Devanagari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entury Gothic" fo:font-size="12pt" officeooo:paragraph-rsid="0022a084" style:font-name-asian="Nimbus Mono PS" style:font-size-asian="12pt" style:font-name-complex="Noto Sans Devanagari2" style:font-size-complex="12pt"/>
    </style:style>
    <style:style style:name="P9" style:family="paragraph" style:parent-style-name="Table_20_Contents">
      <style:text-properties style:font-name="Century Gothic" fo:font-size="12pt" officeooo:paragraph-rsid="001cc600" style:font-name-asian="Nimbus Mono PS" style:font-size-asian="12pt" style:font-name-complex="Noto Sans Devanagari2" style:font-size-complex="12pt"/>
    </style:style>
    <style:style style:name="P10" style:family="paragraph" style:parent-style-name="Table_20_Contents">
      <style:text-properties style:font-name="Century Gothic" fo:font-size="12pt" officeooo:paragraph-rsid="0020e3fc" style:font-name-asian="Nimbus Mono PS" style:font-size-asian="12pt" style:font-name-complex="Noto Sans Devanagari2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entury Gothic" fo:font-size="16pt" fo:font-weight="bold" style:font-name-asian="Nimbus Mono PS" style:font-size-asian="16pt" style:font-weight-asian="bold" style:font-name-complex="Noto Sans Devanagari2" style:font-size-complex="16pt" style:font-weight-complex="bold"/>
    </style:style>
    <style:style style:name="P12" style:family="paragraph" style:parent-style-name="Table_20_Contents">
      <style:text-properties style:font-name="Century Gothic" fo:font-size="11pt" fo:font-weight="bold" style:font-name-asian="Nimbus Mono PS" style:font-size-asian="11pt" style:font-weight-asian="bold" style:font-name-complex="Noto Sans Devanagari2" style:font-size-complex="11pt" style:font-weight-complex="bold"/>
    </style:style>
    <style:style style:name="P13" style:family="paragraph" style:parent-style-name="Table_20_Contents">
      <style:text-properties style:font-name="Source Code Pro ExtraLight" fo:font-size="9pt" officeooo:paragraph-rsid="00200ac9" style:font-name-asian="Nimbus Mono PS" style:font-size-asian="9pt" style:font-name-complex="Noto Sans Devanagari2" style:font-size-complex="9pt"/>
    </style:style>
    <style:style style:name="P14" style:family="paragraph" style:parent-style-name="Table_20_Contents">
      <style:text-properties fo:color="#333333" style:font-name="Century Gothic" fo:font-size="11pt" fo:font-weight="bold" style:font-name-asian="Nimbus Mono PS" style:font-size-asian="11pt" style:font-weight-asian="bold" style:font-name-complex="Noto Sans Devanagari2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6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1"><text:line-break/>Comandos: <text:s text:c="2"/>OpenRC vs Systemd</text:p>
            <text:p text:style-name="P11"/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4"><text:span text:style-name="T1">Comando</text:span> </text:p>
          </table:table-cell>
          <table:table-cell table:style-name="Tabela1.A2" office:value-type="string">
            <text:p text:style-name="P2">OpenRC</text:p>
          </table:table-cell>
          <table:table-cell table:style-name="Tabela1.C2" office:value-type="string">
            <text:p text:style-name="P4"><text:s/><text:span text:style-name="T1">Systemd</text:span></text:p>
          </table:table-cell>
        </table:table-row>
        <table:table-row>
          <table:table-cell table:style-name="Tabela1.A2" office:value-type="string">
            <text:p text:style-name="P10"/>
            <text:p text:style-name="P6"><text:bookmark-start text:name="__DdeLink__0_686248024"/>Iniciar um serviço<text:bookmark-end text:name="__DdeLink__0_686248024"/> </text:p>
          </table:table-cell>
          <table:table-cell table:style-name="Tabela1.A2" office:value-type="string">
            <text:p text:style-name="P5"><text:bookmark-start text:name="__DdeLink__2_686248024"/>/etc/init.d/&lt;service&gt; start <text:s/></text:p>
            <text:p text:style-name="P5">rc-service &lt;service&gt; start<text:bookmark-end text:name="__DdeLink__2_686248024"/></text:p>
            <text:p text:style-name="P5"/>
          </table:table-cell>
          <table:table-cell table:style-name="Tabela1.C2" office:value-type="string">
            <text:p text:style-name="P4"/>
            <text:p text:style-name="P4">systemctl start &lt;service&gt;</text:p>
          </table:table-cell>
        </table:table-row>
        <table:table-row>
          <table:table-cell table:style-name="Tabela1.A2" office:value-type="string">
            <text:p text:style-name="P9"/>
            <text:p text:style-name="P7"><text:span text:style-name="T2">Parar</text:span> um serviço</text:p>
          </table:table-cell>
          <table:table-cell table:style-name="Tabela1.A2" office:value-type="string">
            <text:p text:style-name="P5">/etc/init.d/&lt;service&gt; start <text:s/></text:p>
            <text:p text:style-name="P5">rc-service &lt;service&gt; start</text:p>
            <text:p text:style-name="P5"/>
          </table:table-cell>
          <table:table-cell table:style-name="Tabela1.C2" office:value-type="string">
            <text:p text:style-name="P4"/>
            <text:p text:style-name="P4">systemctl stop &lt;service&gt;</text:p>
          </table:table-cell>
        </table:table-row>
        <table:table-row>
          <table:table-cell table:style-name="Tabela1.A2" office:value-type="string">
            <text:p text:style-name="P3"/>
            <text:p text:style-name="P4">Reiniciar um serviço </text:p>
          </table:table-cell>
          <table:table-cell table:style-name="Tabela1.A2" office:value-type="string">
            <text:p text:style-name="P5">/etc/init.d/&lt;service&gt; restart <text:s/></text:p>
            <text:p text:style-name="P5">rc-service &lt;service&gt; restart</text:p>
            <text:p text:style-name="P13"/>
          </table:table-cell>
          <table:table-cell table:style-name="Tabela1.C2" office:value-type="string">
            <text:p text:style-name="P4"/>
            <text:p text:style-name="P4">systemctl restart &lt;service&gt;</text:p>
          </table:table-cell>
        </table:table-row>
        <table:table-row>
          <table:table-cell table:style-name="Tabela1.A2" office:value-type="string">
            <text:p text:style-name="P3"/>
            <text:p text:style-name="P4">Status do Serviço</text:p>
          </table:table-cell>
          <table:table-cell table:style-name="Tabela1.A2" office:value-type="string">
            <text:p text:style-name="P6">/etc/init.d/&lt;service&gt; status <text:s/></text:p>
            <text:p text:style-name="P6">rc-service &lt;service&gt; status</text:p>
            <text:p text:style-name="P6"/>
          </table:table-cell>
          <table:table-cell table:style-name="Tabela1.C2" office:value-type="string">
            <text:p text:style-name="P4"><text:line-break/>systemctl status &lt;service&gt;</text:p>
          </table:table-cell>
        </table:table-row>
        <table:table-row>
          <table:table-cell table:style-name="Tabela1.A2" office:value-type="string">
            <text:p text:style-name="P4"><text:line-break/>Mostrar os scripts<text:line-break/></text:p>
          </table:table-cell>
          <table:table-cell table:style-name="Tabela1.A2" office:value-type="string">
            <text:p text:style-name="P8">rc-status <text:s/></text:p>
            <text:p text:style-name="P8">rc-update show</text:p>
          </table:table-cell>
          <table:table-cell table:style-name="Tabela1.C2" office:value-type="string">
            <text:p text:style-name="P4"><text:line-break/>systemctl list-units</text:p>
          </table:table-cell>
        </table:table-row>
        <table:table-row>
          <table:table-cell table:style-name="Tabela1.A2" office:value-type="string">
            <text:p text:style-name="P4"><text:line-break/>Mostrar serviços iniciados<text:line-break/></text:p>
          </table:table-cell>
          <table:table-cell table:style-name="Tabela1.A2" office:value-type="string">
            <text:p text:style-name="P4"><text:line-break/>ls /etc/init.d/ <text:s/><text:line-break/>rc-update -v show</text:p>
          </table:table-cell>
          <table:table-cell table:style-name="Tabela1.C2" office:value-type="string">
            <text:p text:style-name="P4"><text:line-break/>systemctl list-unit-files --type=service</text:p>
          </table:table-cell>
        </table:table-row>
        <table:table-row>
          <table:table-cell table:style-name="Tabela1.A2" office:value-type="string">
            <text:p text:style-name="P4"><text:line-break/>Habilitar serviço<text:line-break/></text:p>
          </table:table-cell>
          <table:table-cell table:style-name="Tabela1.A2" office:value-type="string">
            <text:p text:style-name="P4"><text:line-break/>rc-update add &lt;service&gt; &lt;runlevel&gt;</text:p>
          </table:table-cell>
          <table:table-cell table:style-name="Tabela1.C2" office:value-type="string">
            <text:p text:style-name="P4"><text:line-break/>systemctl enable &lt;service&gt;</text:p>
          </table:table-cell>
        </table:table-row>
        <table:table-row>
          <table:table-cell table:style-name="Tabela1.A2" office:value-type="string">
            <text:p text:style-name="P4"><text:line-break/>Desabilitar um serviço<text:line-break/></text:p>
          </table:table-cell>
          <table:table-cell table:style-name="Tabela1.A2" office:value-type="string">
            <text:p text:style-name="P4"><text:line-break/>rc-update del &lt;service&gt; &lt;runlevel&gt;<text:line-break/></text:p>
          </table:table-cell>
          <table:table-cell table:style-name="Tabela1.C2" office:value-type="string">
            <text:p text:style-name="P4"><text:line-break/>systemctl disable &lt;service&gt;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4">A tabela a seguir é uma lista de comandos úteis do systemd que não possuem o equivalente do OpenRC: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14"/>
          </table:table-cell>
          <table:covered-table-cell/>
        </table:table-row>
        <table:table-row>
          <table:table-cell table:style-name="Tabela2.A3" office:value-type="string">
            <text:p text:style-name="P2">Comando</text:p>
          </table:table-cell>
          <table:table-cell table:style-name="Tabela2.A2" office:value-type="string">
            <text:p text:style-name="P2">Sintaxe</text:p>
          </table:table-cell>
        </table:table-row>
        <table:table-row>
          <table:table-cell table:style-name="Tabela2.A3" office:value-type="string">
            <text:p text:style-name="P4">Desabilitar serviços autom.</text:p>
          </table:table-cell>
          <table:table-cell table:style-name="Tabela2.A2" office:value-type="string">
            <text:p text:style-name="P4">systemctl mask &lt;service&gt;</text:p>
          </table:table-cell>
        </table:table-row>
        <table:table-row>
          <table:table-cell table:style-name="Tabela2.A3" office:value-type="string">
            <text:p text:style-name="P4">Matar serviço </text:p>
          </table:table-cell>
          <table:table-cell table:style-name="Tabela2.A2" office:value-type="string">
            <text:p text:style-name="P4">systemctl kill &lt;service&gt;</text:p>
          </table:table-cell>
        </table:table-row>
        <table:table-row>
          <table:table-cell table:style-name="Tabela2.A3" office:value-type="string">
            <text:p text:style-name="P4">Mostrar Logs</text:p>
          </table:table-cell>
          <table:table-cell table:style-name="Tabela2.A2" office:value-type="string">
            <text:p text:style-name="P4">journalctl -r --since=today</text:p>
          </table:table-cell>
        </table:table-row>
        <table:table-row>
          <table:table-cell table:style-name="Tabela2.A3" office:value-type="string">
            <text:p text:style-name="P4">Mostrar evento específico</text:p>
          </table:table-cell>
          <table:table-cell table:style-name="Tabela2.A2" office:value-type="string">
            <text:p text:style-name="P4">journalctl _SYSTEMD_UNIT=&lt;service&gt;.serv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Source Code Pro ExtraLight" svg:font-family="'Source Code Pro ExtraLight'" style:font-pitch="fixed"/>
    <style:font-face style:name="Nimbus Mono PS" svg:font-family="'Nimbus Mono PS'" style:font-family-generic="modern" style:font-pitch="fixed"/>
    <style:font-face style:name="Noto Sans Devanagari2" svg:font-family="'Noto Sans Devanagari'" style:font-family-generic="modern" style:font-pitch="fixed"/>
    <style:font-face style:name="Nimbus Roman" svg:font-family="'Nimbus Roman'" style:font-family-generic="roman" style:font-pitch="variable"/>
    <style:font-face style:name="Century Gothic" svg:font-family="'Century Gothic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pt" fo:country="B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pt" fo:country="BR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01:27:26.600413368</dc:date>
    <meta:editing-duration>PT5M33S</meta:editing-duration>
    <meta:editing-cycles>4</meta:editing-cycles>
    <meta:generator>LibreOffice/6.2.2.2$Linux_X86_64 LibreOffice_project/20$Build-2</meta:generator>
    <meta:document-statistic meta:table-count="2" meta:image-count="0" meta:object-count="0" meta:page-count="1" meta:paragraph-count="44" meta:word-count="133" meta:character-count="1102" meta:non-whitespace-character-count="978"/>
  </office:meta>
</office:document-meta>
</file>